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Zpix" fo:font-size="16.5pt" fo:letter-spacing="normal" officeooo:paragraph-rsid="00195ff6" style:font-name-asian="Zpix" style:font-size-asian="16.5pt" style:font-style-asian="normal" style:font-weight-asian="normal" style:font-size-complex="16.5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Zpix" fo:font-size="16.5pt" fo:letter-spacing="normal" officeooo:paragraph-rsid="00291dee" style:font-name-asian="Zpix" style:font-size-asian="16.5pt" style:font-style-asian="normal" style:font-weight-asian="normal" style:font-size-complex="16.5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Zpix" fo:font-size="16.5pt" fo:letter-spacing="normal" officeooo:rsid="0021415c" officeooo:paragraph-rsid="0021415c" style:font-name-asian="Zpix" style:font-size-asian="16.5pt" style:font-style-asian="normal" style:font-weight-asian="normal" style:font-size-complex="16.5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Zpix" fo:font-size="16.5pt" fo:letter-spacing="normal" fo:font-weight="bold" officeooo:rsid="0021415c" officeooo:paragraph-rsid="0021415c" style:font-name-asian="Zpix" style:font-size-asian="16.5pt" style:font-style-asian="normal" style:font-weight-asian="bold" style:font-size-complex="16.5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62e4e" style:font-name="Zpix" fo:font-size="16.5pt" fo:letter-spacing="normal" officeooo:rsid="001b5b7e" officeooo:paragraph-rsid="001efbc5" style:font-name-asian="Zpix" style:font-size-asian="16.5pt" style:font-style-asian="normal" style:font-weight-asian="normal" style:font-size-complex="16.5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Zpix" fo:font-size="16.5pt" officeooo:paragraph-rsid="001b5b7e" style:font-name-asian="Zpix" style:font-size-asian="16.5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7.428cm"/>
        </style:tab-stops>
      </style:paragraph-properties>
      <style:text-properties fo:color="#000000" style:font-name="Zpix" fo:font-size="16.5pt" officeooo:rsid="001b5b7e" officeooo:paragraph-rsid="001b5b7e" style:font-name-asian="Zpix" style:font-size-asian="16.5pt" style:font-size-complex="16.5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7.428cm"/>
        </style:tab-stops>
      </style:paragraph-properties>
      <style:text-properties fo:color="#000000" style:font-name="Zpix" fo:font-size="16.5pt" officeooo:paragraph-rsid="001b5b7e" style:font-name-asian="Zpix" style:font-size-asian="16.5pt" style:font-size-complex="16.5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officeooo:paragraph-rsid="001b5b7e" style:font-name-asian="Zpix" style:font-size-asian="16.5pt" style:font-size-complex="16.5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officeooo:paragraph-rsid="00195ff6" style:font-name-asian="Zpix" style:font-size-asian="16.5pt" style:font-size-complex="16.5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officeooo:paragraph-rsid="0021415c" style:font-name-asian="Zpix" style:font-size-asian="16.5pt" style:font-size-complex="16.5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officeooo:paragraph-rsid="001efbc5" style:font-name-asian="Zpix" style:font-size-asian="16.5pt" style:font-size-complex="16.5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officeooo:rsid="0020e4e1" officeooo:paragraph-rsid="0021415c" style:font-name-asian="Zpix" style:font-size-asian="16.5pt" style:font-size-complex="16.5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fo:font-weight="bold" officeooo:rsid="001b5b7e" officeooo:paragraph-rsid="001b5b7e" style:font-name-asian="Zpix" style:font-size-asian="16.5pt" style:font-weight-asian="bold" style:font-size-complex="16.5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fo:font-weight="bold" officeooo:paragraph-rsid="001b5b7e" style:font-name-asian="Zpix" style:font-size-asian="16.5pt" style:font-weight-asian="bold" style:font-size-complex="16.5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fo:font-weight="bold" officeooo:paragraph-rsid="001efbc5" style:font-name-asian="Zpix" style:font-size-asian="16.5pt" style:font-weight-asian="bold" style:font-size-complex="16.5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fo:font-weight="bold" officeooo:rsid="001efbc5" officeooo:paragraph-rsid="0021415c" style:font-name-asian="Zpix" style:font-size-asian="16.5pt" style:font-weight-asian="bold" style:font-size-complex="16.5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fo:font-weight="bold" officeooo:rsid="001efbc5" officeooo:paragraph-rsid="001efbc5" style:font-name-asian="Zpix" style:font-size-asian="16.5pt" style:font-weight-asian="bold" style:font-size-complex="16.5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Zpix" fo:font-size="16.5pt" fo:font-weight="bold" officeooo:rsid="0020e4e1" officeooo:paragraph-rsid="0021415c" style:font-name-asian="Zpix" style:font-size-asian="16.5pt" style:font-weight-asian="bold" style:font-size-complex="16.5pt" style:font-weight-complex="bold"/>
    </style:style>
    <style:style style:name="P20" style:family="paragraph" style:parent-style-name="Standard">
      <style:paragraph-properties fo:margin-left="0cm" fo:margin-right="0cm" fo:margin-top="0cm" fo:margin-bottom="0.275cm" loext:contextual-spacing="false" fo:text-align="center" style:justify-single-word="false" fo:orphans="2" fo:widows="2" fo:text-indent="0cm" style:auto-text-indent="false"/>
      <style:text-properties fo:color="#000000" style:font-name="Zpix" fo:font-size="16.5pt" officeooo:paragraph-rsid="00195ff6" style:font-name-asian="Zpix" style:font-size-asian="16.5pt"/>
    </style:style>
    <style:style style:name="T1" style:family="text">
      <style:text-properties fo:font-variant="normal" fo:text-transform="none" fo:color="#4e342e" fo:letter-spacing="normal" style:font-style-asian="normal" style:font-weight-asian="normal"/>
    </style:style>
    <style:style style:name="T2" style:family="text">
      <style:text-properties fo:font-variant="normal" fo:text-transform="none" fo:color="#4e342e" fo:letter-spacing="normal" officeooo:rsid="001b5b7e" style:font-style-asian="normal" style:font-weight-asian="normal"/>
    </style:style>
    <style:style style:name="T3" style:family="text">
      <style:text-properties fo:font-variant="normal" fo:text-transform="none" fo:color="#4e342e" fo:letter-spacing="normal" officeooo:rsid="001bab39" style:font-style-asian="normal" style:font-weight-asian="normal"/>
    </style:style>
    <style:style style:name="T4" style:family="text">
      <style:text-properties fo:font-variant="normal" fo:text-transform="none" fo:color="#4e342e" fo:letter-spacing="normal" officeooo:rsid="001c4273" style:font-style-asian="normal" style:font-weight-asian="normal"/>
    </style:style>
    <style:style style:name="T5" style:family="text">
      <style:text-properties fo:font-variant="normal" fo:text-transform="none" fo:color="#4e342e" fo:letter-spacing="normal" officeooo:rsid="001d9261" style:font-style-asian="normal" style:font-weight-asian="normal"/>
    </style:style>
    <style:style style:name="T6" style:family="text">
      <style:text-properties fo:font-variant="normal" fo:text-transform="none" fo:color="#4e342e" fo:letter-spacing="normal" officeooo:rsid="001f4876" style:font-style-asian="normal" style:font-weight-asian="normal"/>
    </style:style>
    <style:style style:name="T7" style:family="text">
      <style:text-properties fo:font-variant="normal" fo:text-transform="none" fo:color="#4e342e" fo:letter-spacing="normal" officeooo:rsid="001f890d" style:font-style-asian="normal" style:font-weight-asian="normal"/>
    </style:style>
    <style:style style:name="T8" style:family="text">
      <style:text-properties fo:font-variant="normal" fo:text-transform="none" fo:color="#4e342e" fo:letter-spacing="normal" officeooo:rsid="001efbc5" style:language-asian="ja" style:country-asian="JP" style:font-style-asian="normal" style:font-weight-asian="normal"/>
    </style:style>
    <style:style style:name="T9" style:family="text">
      <style:text-properties fo:font-variant="normal" fo:text-transform="none" fo:color="#4e342e" fo:font-size="13.3999996185303pt" fo:letter-spacing="normal" style:font-size-asian="13.3999996185303pt" style:font-style-asian="normal" style:font-weight-asian="normal"/>
    </style:style>
    <style:style style:name="T10" style:family="text">
      <style:text-properties fo:font-variant="normal" fo:text-transform="none" fo:color="#4e342e" fo:font-size="13.3999996185303pt" fo:letter-spacing="normal" officeooo:rsid="001b5b7e" style:font-size-asian="13.3999996185303pt" style:font-style-asian="normal" style:font-weight-asian="normal"/>
    </style:style>
    <style:style style:name="T11" style:family="text">
      <style:text-properties fo:font-variant="normal" fo:text-transform="none" fo:color="#4e342e" fo:font-size="12.5pt" fo:letter-spacing="normal" fo:font-style="normal" fo:font-weight="normal" style:font-size-asian="12.5pt"/>
    </style:style>
    <style:style style:name="T12" style:family="text">
      <style:text-properties fo:font-variant="normal" fo:text-transform="none" fo:color="#4e342e" fo:font-size="21.3999996185303pt" fo:letter-spacing="normal" fo:font-weight="bold" style:font-size-asian="21.3999996185303pt" style:font-style-asian="normal" style:font-weight-asian="bold" style:font-weight-complex="bold"/>
    </style:style>
    <style:style style:name="T13" style:family="text">
      <style:text-properties fo:font-variant="normal" fo:text-transform="none" fo:color="#4e342e" fo:font-size="20.5pt" fo:letter-spacing="normal" fo:font-style="normal" fo:font-weight="bold" style:font-size-asian="20.5pt" style:font-weight-asian="bold" style:font-weight-complex="bold"/>
    </style:style>
    <style:style style:name="T14" style:family="text">
      <style:text-properties fo:font-variant="normal" fo:text-transform="none" fo:font-size="21.3999996185303pt" fo:letter-spacing="normal" fo:font-weight="bold" style:font-size-asian="21.3999996185303pt" style:font-style-asian="normal" style:font-weight-asian="bold" style:font-weight-complex="bold"/>
    </style:style>
    <style:style style:name="T15" style:family="text">
      <style:text-properties fo:font-variant="normal" fo:text-transform="none" fo:font-size="20.5pt" fo:letter-spacing="normal" fo:font-style="normal" fo:font-weight="bold" style:font-size-asian="20.5pt" style:font-weight-asian="bold" style:font-weight-complex="bold"/>
    </style:style>
    <style:style style:name="T16" style:family="text">
      <style:text-properties fo:font-variant="normal" fo:text-transform="none" fo:font-size="12.5pt" fo:letter-spacing="normal" fo:font-style="normal" fo:font-weight="normal" style:font-size-asian="12.5pt"/>
    </style:style>
    <style:style style:name="T17" style:family="text">
      <style:text-properties fo:font-variant="normal" fo:text-transform="none" fo:font-size="13.3999996185303pt" fo:letter-spacing="normal" style:font-size-asian="13.3999996185303pt" style:font-style-asian="normal" style:font-weight-asian="normal"/>
    </style:style>
    <style:style style:name="T18" style:family="text">
      <style:text-properties fo:font-variant="normal" fo:text-transform="none" fo:font-size="13.3999996185303pt" fo:letter-spacing="normal" officeooo:rsid="001b5b7e" style:font-size-asian="13.3999996185303pt" style:font-style-asian="normal" style:font-weight-asian="normal"/>
    </style:style>
    <style:style style:name="T19" style:family="text">
      <style:text-properties fo:font-variant="normal" fo:text-transform="none" fo:letter-spacing="normal" style:font-style-asian="normal" style:font-weight-asian="normal"/>
    </style:style>
    <style:style style:name="T20" style:family="text">
      <style:text-properties fo:font-variant="normal" fo:text-transform="none" fo:letter-spacing="normal" officeooo:rsid="001b5b7e" style:font-style-asian="normal" style:font-weight-asian="normal"/>
    </style:style>
    <style:style style:name="T21" style:family="text">
      <style:text-properties fo:font-variant="normal" fo:text-transform="none" fo:letter-spacing="normal" officeooo:rsid="001bab39" style:font-style-asian="normal" style:font-weight-asian="normal"/>
    </style:style>
    <style:style style:name="T22" style:family="text">
      <style:text-properties fo:font-variant="normal" fo:text-transform="none" fo:letter-spacing="normal" officeooo:rsid="001c4273" style:font-style-asian="normal" style:font-weight-asian="normal"/>
    </style:style>
    <style:style style:name="T23" style:family="text">
      <style:text-properties fo:font-variant="normal" fo:text-transform="none" fo:letter-spacing="normal" officeooo:rsid="001d9261" style:font-style-asian="normal" style:font-weight-asian="normal"/>
    </style:style>
    <style:style style:name="T24" style:family="text">
      <style:text-properties fo:font-variant="normal" fo:text-transform="none" fo:letter-spacing="normal" officeooo:rsid="001f4876" style:font-style-asian="normal" style:font-weight-asian="normal"/>
    </style:style>
    <style:style style:name="T25" style:family="text">
      <style:text-properties fo:font-variant="normal" fo:text-transform="none" fo:letter-spacing="normal" officeooo:rsid="001f890d" style:font-style-asian="normal" style:font-weight-asian="normal"/>
    </style:style>
    <style:style style:name="T26" style:family="text">
      <style:text-properties fo:font-variant="normal" fo:text-transform="none" fo:letter-spacing="normal" officeooo:rsid="001efbc5" style:language-asian="ja" style:country-asian="JP" style:font-style-asian="normal" style:font-weight-asian="normal"/>
    </style:style>
    <style:style style:name="T27" style:family="text">
      <style:text-properties fo:font-variant="normal" fo:text-transform="none" fo:color="#d62e4e" fo:letter-spacing="normal" officeooo:rsid="001b5b7e" style:font-style-asian="normal" style:font-weight-asian="normal"/>
    </style:style>
    <style:style style:name="T28" style:family="text">
      <style:text-properties fo:font-variant="normal" fo:text-transform="none" fo:color="#d62e4e" fo:letter-spacing="normal" officeooo:rsid="001b5b7e" style:language-asian="ja" style:country-asian="JP" style:font-style-asian="normal" style:font-weight-asian="normal"/>
    </style:style>
    <style:style style:name="T29" style:family="text">
      <style:text-properties fo:font-variant="normal" fo:text-transform="none" fo:color="#d62e4e" fo:letter-spacing="normal" officeooo:rsid="001b5b7e" style:language-asian="zh" style:country-asian="CN" style:font-style-asian="normal" style:font-weight-asian="normal"/>
    </style:style>
    <style:style style:name="T30" style:family="text">
      <style:text-properties fo:font-size="12.5pt" style:font-size-asian="12.5pt"/>
    </style:style>
    <style:style style:name="T31" style:family="text">
      <style:text-properties fo:font-weight="bold" officeooo:rsid="001efbc5" style:font-weight-asian="bold" style:font-weight-complex="bold"/>
    </style:style>
    <style:style style:name="T32" style:family="text">
      <style:text-properties officeooo:rsid="001b5b7e"/>
    </style:style>
    <style:style style:name="T33" style:family="text">
      <style:text-properties officeooo:rsid="001d9261"/>
    </style:style>
    <style:style style:name="T34" style:family="text">
      <style:text-properties officeooo:rsid="001efbc5"/>
    </style:style>
    <style:style style:name="T35" style:family="text">
      <style:text-properties officeooo:rsid="001efbc5" style:language-asian="ja" style:country-asian="JP"/>
    </style:style>
    <style:style style:name="T36" style:family="text">
      <style:text-properties officeooo:rsid="001f4876" style:language-asian="zh" style:country-asian="CN"/>
    </style:style>
    <style:style style:name="T37" style:family="text">
      <style:text-properties fo:color="#d62e4e" officeooo:rsid="001b5b7e"/>
    </style:style>
    <style:style style:name="T38" style:family="text">
      <style:text-properties officeooo:rsid="00266c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春 </text:span><text:span text:style-name="T15">-feel coming spring-</text:span><text:line-break/><text:span text:style-name="T16">PC</text:span><text:span text:style-name="T17">ゲーム 「はるのあしおと」 </text:span><text:span text:style-name="T16">OP</text:span></text:p>
      <text:p text:style-name="P6"><text:span text:style-name="T17">作詞：酒井伸和 <text:s/>作編曲：天門</text:span><text:span text:style-name="T30"><text:line-break/></text:span><text:span text:style-name="T17">唄：原田ひとみ <text:s/>capo=</text:span><text:span text:style-name="T18">3</text:span><text:line-break/></text:p>
      <text:p text:style-name="P14">[Intro x2]</text:p>
      <text:p text:style-name="P15"/>
      <text:p text:style-name="P7"><text:s/>(<text:span text:style-name="T38">前</text:span>略）<text:span text:style-name="T38">……</text:span> <text:s/>Eb <text:s/>F</text:p>
      <text:p text:style-name="P8"/>
      <text:p text:style-name="P14">[A]</text:p>
      <text:p text:style-name="P15"/>
      <text:p text:style-name="P9"><text:span text:style-name="T37">G <text:s text:c="8"/>D <text:s text:c="2"/>CM7 <text:s text:c="7"/>G</text:span><text:line-break/><text:span text:style-name="T19">空気の色が　輝いて見える </text:span></text:p>
      <text:p text:style-name="P10"><text:span text:style-name="T27"><text:s/>CM7 <text:s text:c="6"/>G <text:s text:c="9"/>FM7 <text:s text:c="3"/>D</text:span><text:line-break/><text:span text:style-name="T19">遠く微かに響く　あしおとが跳ねる</text:span></text:p>
      <text:p text:style-name="P10"><text:span text:style-name="T27">G <text:s text:c="6"/>D <text:s text:c="3"/>C <text:s text:c="9"/>G</text:span><text:line-break/><text:span text:style-name="T19">教室の窓　流 れてく景色</text:span></text:p>
      <text:p text:style-name="P10"><text:span text:style-name="T27"><text:s text:c="3"/>Em <text:s/>Bm <text:s text:c="3"/>C <text:s text:c="3"/>G <text:s text:c="5"/>C <text:s/>D <text:s text:c="3"/>G</text:span><text:line-break/><text:span text:style-name="T19">ノートの隅に書いた　小指の気持ち</text:span></text:p>
      <text:p text:style-name="P1"/>
      <text:p text:style-name="P4">[B]</text:p>
      <text:p text:style-name="P4"/>
      <text:p text:style-name="P10"><text:span text:style-name="T27">Cm <text:s text:c="4"/>G <text:s text:c="4"/>Em <text:s text:c="4"/>Bm</text:span><text:line-break/><text:span text:style-name="T19">めぐる季節　揺れる心</text:span></text:p>
      <text:p text:style-name="P10"><text:span text:style-name="T27">Am Bm <text:s text:c="2"/>C <text:s/>C#dim <text:s text:c="2"/>Dsus4 <text:s/>D</text:span><text:line-break/><text:span text:style-name="T19">い くつ 重 <text:s text:c="7"/>ねる <text:s text:c="5"/>の？</text:span></text:p>
      <text:p text:style-name="P1"/>
      <text:p text:style-name="P4">[C]</text:p>
      <text:p text:style-name="P4"/>
      <text:p text:style-name="P10"><text:span text:style-name="T27">G <text:s text:c="3"/>D <text:s text:c="6"/>Em <text:s text:c="3"/>G</text:span><text:line-break/><text:span text:style-name="T19">風に乗せる　想い綴って</text:span></text:p>
      <text:p text:style-name="P10"><text:span text:style-name="T27">C <text:s text:c="3"/>G <text:s text:c="10"/>Am <text:s/>D </text:span><text:line-break/><text:span text:style-name="T19">夢で見たこと　本 當にして</text:span></text:p>
      <text:p text:style-name="P10"><text:span text:style-name="T27">G <text:s text:c="5"/>D <text:s text:c="4"/>Em <text:s text:c="6"/>Bm</text:span><text:line-break/><text:span text:style-name="T19">今日と明日　なにか変わるの？</text:span></text:p>
      <text:p text:style-name="P11"><text:span text:style-name="T27">C <text:s text:c="5"/>B <text:s text:c="4"/>Em <text:s/>D <text:s text:c="7"/>C <text:s text:c="8"/>D <text:s text:c="7"/>G</text:span><text:line-break/><text:span text:style-name="T19">ちっぽけな勇 気を　いつの日か <text:s text:c="2"/>つかみたい</text:span></text:p>
      <text:p text:style-name="P11"><text:line-break/><text:span text:style-name="T31">[Inter]</text:span></text:p>
      <text:p text:style-name="P17"/>
      <text:p text:style-name="P5">CM7 <text:tab/> Bm <text:tab/><text:tab/>Em<text:tab/> <text:tab/><text:tab/>G</text:p>
      <text:p text:style-name="P5">Am<text:tab/><text:tab/> Bm <text:s/><text:tab/>BbM7 <text:tab/>A</text:p>
      <text:p text:style-name="P5">C <text:tab/><text:tab/>Bm <text:tab/><text:tab/>Em<text:tab/><text:tab/> G</text:p>
      <text:p text:style-name="P5">Am<text:tab/><text:tab/>Bm<text:tab/><text:tab/><text:tab/>C <text:tab/><text:tab/> D </text:p>
      <text:p text:style-name="P5">D</text:p>
      <text:p text:style-name="P5"><text:soft-page-break/></text:p>
      <text:p text:style-name="P10"/>
      <text:p text:style-name="P18">[A]</text:p>
      <text:p text:style-name="P16"/>
      <text:p text:style-name="P12"><text:span text:style-name="T27">G <text:s text:c="6"/></text:span><text:span text:style-name="T28"><text:s text:c="3"/></text:span><text:span text:style-name="T29"><text:s/>D <text:s text:c="2"/>CM7 <text:s text:c="9"/>G</text:span><text:line-break/><text:span text:style-name="T19">近づきた</text:span><text:span text:style-name="T26">く</text:span><text:span text:style-name="T19">て　聲が聞きたくて</text:span></text:p>
      <text:p text:style-name="P10"><text:span text:style-name="T27"><text:s text:c="2"/>CM7 <text:s text:c="8"/>G <text:s text:c="9"/>FM7 <text:s text:c="2"/>D</text:span><text:line-break/><text:span text:style-name="T19">いつも何かを探す　まよい子のように</text:span></text:p>
      <text:p text:style-name="P10"><text:span text:style-name="T27">G <text:s text:c="10"/>D <text:s text:c="3"/>CM7 <text:s text:c="9"/>G <text:s text:c="5"/></text:span><text:line-break/><text:span text:style-name="T19">繋いだ手と手　口 ずさむメロディー</text:span></text:p>
      <text:p text:style-name="P10"><text:span text:style-name="T19"><text:s/></text:span><text:span text:style-name="T27"><text:s/>Em <text:s text:c="4"/>Bm <text:s text:c="4"/>C <text:s text:c="2"/>G <text:s text:c="4"/>C <text:s text:c="3"/>D <text:s text:c="3"/>G <text:s text:c="2"/>C</text:span><text:line-break/><text:span text:style-name="T19">ガラスのびんに詰める　戀の呪文を</text:span></text:p>
      <text:p text:style-name="P1"/>
      <text:p text:style-name="P4">[B]</text:p>
      <text:p text:style-name="P4"/>
      <text:p text:style-name="P10"><text:span text:style-name="T27">Cm G <text:s text:c="5"/>Em <text:s/>Bm <text:s text:c="4"/></text:span><text:line-break/><text:span text:style-name="T19">茜 色の　影が伸びて</text:span></text:p>
      <text:p text:style-name="P2"><text:span text:style-name="T37">Am Bm <text:s text:c="3"/>C C#dim <text:s text:c="2"/>Dsus4 <text:s/>D</text:span></text:p>
      <text:p text:style-name="P2">今 <text:s text:c="5"/>一 <text:s/>つに <text:s text:c="3"/>な <text:s text:c="5"/>る</text:p>
      <text:p text:style-name="P10"><text:span text:style-name="T27">G <text:s text:c="5"/>D <text:s text:c="8"/>Em <text:s text:c="2"/>G</text:span><text:line-break/><text:span text:style-name="T19">あなたのこと　胸 に感 じる</text:span></text:p>
      <text:p text:style-name="P10"><text:span text:style-name="T27">C <text:s text:c="10"/>G <text:s text:c="11"/>Am <text:s text:c="2"/>D</text:span><text:line-break/><text:span text:style-name="T19">長い時間（とき）を　一瞬に変えて</text:span></text:p>
      <text:p text:style-name="P1"/>
      <text:p text:style-name="P4">[C]</text:p>
      <text:p text:style-name="P3"/>
      <text:p text:style-name="P10"><text:span text:style-name="T27">Ab <text:s/>Eb <text:s text:c="4"/>Fm <text:s text:c="3"/>Ab</text:span><text:line-break/><text:span text:style-name="T19">赤い糸の　結び目見つめ</text:span></text:p>
      <text:p text:style-name="P10"><text:span text:style-name="T27">C# <text:s text:c="6"/>Ab <text:s text:c="10"/>Bbm <text:s text:c="2"/>Eb</text:span><text:line-break/><text:span text:style-name="T19">せつない気持ち　そっとだきしめて</text:span></text:p>
      <text:p text:style-name="P10"><text:span text:style-name="T27">Ab <text:s/>Eb <text:s text:c="4"/>Fm <text:s text:c="3"/>Cm</text:span><text:line-break/><text:span text:style-name="T19">春よ屆け　空を追い越せ！</text:span></text:p>
      <text:p text:style-name="P10"><text:span text:style-name="T27">C# <text:s text:c="4"/>Cm <text:s text:c="3"/>Fm Eb <text:s/>C# <text:s text:c="6"/>Eb <text:s text:c="3"/>Ab </text:span><text:line-break/><text:span text:style-name="T19">止まってた時計 の針がいま　動き出す</text:span> </text:p>
      <text:p text:style-name="P10"/>
      <text:p text:style-name="P19">[End]</text:p>
      <text:p text:style-name="P19"/>
      <text:p text:style-name="P13"><text:span text:style-name="T38">（</text:span>略<text:span text:style-name="T38">）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9T15:01:51.316000000</meta:creation-date>
    <dc:date>2021-06-09T16:21:19.837000000</dc:date>
    <meta:editing-duration>PT32M12S</meta:editing-duration>
    <meta:editing-cycles>18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1" meta:word-count="452" meta:character-count="1182" meta:non-whitespace-character-count="589"/>
  </office:meta>
</office:document-meta>
</file>